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paragraph-properties fo:line-height="100%"/>
      <style:text-properties fo:color="#000000" fo:font-size="7pt" fo:font-style="italic" officeooo:rsid="003a7dcf" officeooo:paragraph-rsid="008866fa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8" style:family="paragraph" style:parent-style-name="Standard">
      <style:text-properties fo:color="#000000" fo:font-size="7pt" fo:font-style="italic" officeooo:rsid="003a7dcf" officeooo:paragraph-rsid="008f0592" style:font-size-asian="7pt" style:font-style-asian="italic" style:font-size-complex="7pt" style:font-style-complex="italic"/>
    </style:style>
    <style:style style:name="P39" style:family="paragraph" style:parent-style-name="Standard">
      <style:text-properties fo:color="#000000" fo:font-size="7pt" fo:font-style="italic" officeooo:rsid="003a7dcf" officeooo:paragraph-rsid="0092cf05" style:font-size-asian="7pt" style:font-style-asian="italic" style:font-size-complex="7pt" style:font-style-complex="italic"/>
    </style:style>
    <style:style style:name="P40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41" style:family="paragraph" style:parent-style-name="Standard">
      <style:text-properties fo:color="#000000" fo:font-size="12pt" style:font-size-asian="10.5pt" style:font-size-complex="12pt"/>
    </style:style>
    <style:style style:name="P42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00%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0eb3ca" officeooo:paragraph-rsid="008f0592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line-height="100%"/>
      <style:text-properties fo:color="#000000" fo:font-size="12pt" fo:font-style="normal" officeooo:rsid="0036e8f9" officeooo:paragraph-rsid="008866fa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2pt" fo:font-style="normal" officeooo:rsid="0036e8f9" officeooo:paragraph-rsid="008f0592" style:font-size-asian="12pt" style:font-style-asian="normal" style:font-size-complex="12pt" style:font-style-complex="normal"/>
    </style:style>
    <style:style style:name="P69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72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line-height="100%"/>
      <style:text-properties fo:color="#000000" fo:font-size="12pt" fo:font-style="normal" officeooo:rsid="0038df95" officeooo:paragraph-rsid="008866fa" style:font-size-asian="12pt" style:font-style-asian="normal" style:font-size-complex="12pt" style:font-style-complex="normal"/>
    </style:style>
    <style:style style:name="P78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9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80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83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86" style:family="paragraph" style:parent-style-name="Standard">
      <style:text-properties fo:color="#000000" fo:font-size="12pt" fo:font-style="normal" officeooo:rsid="0041f89c" officeooo:paragraph-rsid="008f0592" style:font-size-asian="12pt" style:font-style-asian="normal" style:font-size-complex="12pt" style:font-style-complex="normal"/>
    </style:style>
    <style:style style:name="P87" style:family="paragraph" style:parent-style-name="Standard">
      <style:text-properties fo:color="#000000" fo:font-size="12pt" fo:font-style="normal" officeooo:rsid="008f0592" officeooo:paragraph-rsid="008f0592" style:font-size-asian="12pt" style:font-style-asian="normal" style:font-size-complex="12pt" style:font-style-complex="normal"/>
    </style:style>
    <style:style style:name="P88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90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92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93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94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95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96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97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98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99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00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101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102" style:family="paragraph" style:parent-style-name="Standard">
      <style:paragraph-properties fo:line-height="100%"/>
      <style:text-properties fo:color="#000000" fo:font-size="10pt" fo:font-style="italic" officeooo:rsid="0012b21c" officeooo:paragraph-rsid="008866fa" style:font-size-asian="10pt" style:font-style-asian="italic" style:font-size-complex="10pt" style:font-style-complex="italic"/>
    </style:style>
    <style:style style:name="P103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104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105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106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107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108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111" style:family="paragraph" style:parent-style-name="Standard">
      <style:text-properties officeooo:rsid="00117a91" officeooo:paragraph-rsid="00117a91"/>
    </style:style>
    <style:style style:name="P112" style:family="paragraph" style:parent-style-name="Standard">
      <style:text-properties officeooo:rsid="00117a91" officeooo:paragraph-rsid="0012b21c"/>
    </style:style>
    <style:style style:name="P113" style:family="paragraph" style:parent-style-name="Standard">
      <style:text-properties officeooo:rsid="0012b21c" officeooo:paragraph-rsid="0012b21c"/>
    </style:style>
    <style:style style:name="P114" style:family="paragraph" style:parent-style-name="Standard">
      <style:text-properties officeooo:rsid="0012b21c" officeooo:paragraph-rsid="001b5eb4"/>
    </style:style>
    <style:style style:name="P115" style:family="paragraph" style:parent-style-name="Standard">
      <style:text-properties officeooo:paragraph-rsid="000ff0f2"/>
    </style:style>
    <style:style style:name="P116" style:family="paragraph" style:parent-style-name="Standard">
      <style:text-properties officeooo:paragraph-rsid="00169804"/>
    </style:style>
    <style:style style:name="P117" style:family="paragraph" style:parent-style-name="Standard">
      <style:text-properties officeooo:rsid="00169804" officeooo:paragraph-rsid="00169804"/>
    </style:style>
    <style:style style:name="P118" style:family="paragraph" style:parent-style-name="Standard">
      <style:text-properties officeooo:paragraph-rsid="00199be6"/>
    </style:style>
    <style:style style:name="P119" style:family="paragraph" style:parent-style-name="Standard">
      <style:text-properties officeooo:rsid="00199be6" officeooo:paragraph-rsid="00199be6"/>
    </style:style>
    <style:style style:name="P120" style:family="paragraph" style:parent-style-name="Standard">
      <style:text-properties officeooo:rsid="00199be6" officeooo:paragraph-rsid="001d5b9e"/>
    </style:style>
    <style:style style:name="P121" style:family="paragraph" style:parent-style-name="Standard">
      <style:text-properties officeooo:paragraph-rsid="001b5eb4"/>
    </style:style>
    <style:style style:name="P122" style:family="paragraph" style:parent-style-name="Standard">
      <style:text-properties officeooo:rsid="001b5eb4" officeooo:paragraph-rsid="001b5eb4"/>
    </style:style>
    <style:style style:name="P123" style:family="paragraph" style:parent-style-name="Standard">
      <style:text-properties officeooo:paragraph-rsid="001bb130"/>
    </style:style>
    <style:style style:name="P124" style:family="paragraph" style:parent-style-name="Standard">
      <style:text-properties officeooo:paragraph-rsid="001d5b9e"/>
    </style:style>
    <style:style style:name="P125" style:family="paragraph" style:parent-style-name="Standard">
      <style:text-properties officeooo:rsid="001d74c4" officeooo:paragraph-rsid="001ef0ce"/>
    </style:style>
    <style:style style:name="P126" style:family="paragraph" style:parent-style-name="Standard">
      <style:text-properties officeooo:rsid="001ef0ce" officeooo:paragraph-rsid="001ef0ce"/>
    </style:style>
    <style:style style:name="P127" style:family="paragraph" style:parent-style-name="Standard">
      <style:text-properties officeooo:paragraph-rsid="0028b8be"/>
    </style:style>
    <style:style style:name="P128" style:family="paragraph" style:parent-style-name="Standard">
      <style:text-properties officeooo:rsid="00174b84" officeooo:paragraph-rsid="0028b8be"/>
    </style:style>
    <style:style style:name="P129" style:family="paragraph" style:parent-style-name="Standard">
      <style:text-properties officeooo:rsid="00174b84" officeooo:paragraph-rsid="0030f5c1"/>
    </style:style>
    <style:style style:name="P130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31" style:family="paragraph" style:parent-style-name="Standard">
      <style:text-properties officeooo:paragraph-rsid="0037c5e0"/>
    </style:style>
    <style:style style:name="P132" style:family="paragraph" style:parent-style-name="Standard">
      <style:text-properties officeooo:paragraph-rsid="003d04a3"/>
    </style:style>
    <style:style style:name="P133" style:family="paragraph" style:parent-style-name="Standard">
      <style:text-properties officeooo:paragraph-rsid="0041f89c"/>
    </style:style>
    <style:style style:name="P134" style:family="paragraph" style:parent-style-name="Standard">
      <style:text-properties officeooo:paragraph-rsid="004c2209"/>
    </style:style>
    <style:style style:name="P135" style:family="paragraph" style:parent-style-name="Standard">
      <style:text-properties officeooo:paragraph-rsid="00587052"/>
    </style:style>
    <style:style style:name="P136" style:family="paragraph" style:parent-style-name="Standard">
      <style:text-properties officeooo:rsid="005df30b" officeooo:paragraph-rsid="005df30b"/>
    </style:style>
    <style:style style:name="P137" style:family="paragraph" style:parent-style-name="Standard">
      <style:text-properties officeooo:paragraph-rsid="00648d75"/>
    </style:style>
    <style:style style:name="P138" style:family="paragraph" style:parent-style-name="Standard">
      <style:text-properties officeooo:paragraph-rsid="00107839"/>
    </style:style>
    <style:style style:name="P139" style:family="paragraph" style:parent-style-name="Standard">
      <style:paragraph-properties fo:line-height="100%"/>
      <style:text-properties officeooo:paragraph-rsid="006157fd"/>
    </style:style>
    <style:style style:name="P140" style:family="paragraph" style:parent-style-name="Standard">
      <style:paragraph-properties fo:line-height="100%"/>
      <style:text-properties officeooo:paragraph-rsid="00676397"/>
    </style:style>
    <style:style style:name="P141" style:family="paragraph" style:parent-style-name="Standard">
      <style:paragraph-properties fo:line-height="100%"/>
      <style:text-properties officeooo:paragraph-rsid="0079a52e"/>
    </style:style>
    <style:style style:name="P142" style:family="paragraph" style:parent-style-name="Standard">
      <style:paragraph-properties fo:line-height="100%"/>
      <style:text-properties officeooo:paragraph-rsid="007bdf53"/>
    </style:style>
    <style:style style:name="P143" style:family="paragraph" style:parent-style-name="Standard">
      <style:paragraph-properties fo:line-height="100%"/>
      <style:text-properties officeooo:paragraph-rsid="007dd587"/>
    </style:style>
    <style:style style:name="P144" style:family="paragraph" style:parent-style-name="Standard">
      <style:paragraph-properties fo:line-height="100%"/>
      <style:text-properties officeooo:paragraph-rsid="0082a3bc"/>
    </style:style>
    <style:style style:name="P145" style:family="paragraph" style:parent-style-name="Standard">
      <style:paragraph-properties fo:line-height="100%"/>
      <style:text-properties officeooo:paragraph-rsid="008866fa"/>
    </style:style>
    <style:style style:name="P146" style:family="paragraph" style:parent-style-name="Standard">
      <style:paragraph-properties fo:line-height="100%"/>
      <style:text-properties officeooo:paragraph-rsid="008ae196"/>
    </style:style>
    <style:style style:name="P147" style:family="paragraph" style:parent-style-name="Standard">
      <style:paragraph-properties fo:line-height="100%"/>
      <style:text-properties officeooo:rsid="0068ac5c" officeooo:paragraph-rsid="0068ac5c"/>
    </style:style>
    <style:style style:name="P148" style:family="paragraph" style:parent-style-name="Standard">
      <style:text-properties officeooo:paragraph-rsid="00732490"/>
    </style:style>
    <style:style style:name="P149" style:family="paragraph" style:parent-style-name="Standard">
      <style:text-properties officeooo:rsid="0076694d" officeooo:paragraph-rsid="0076694d"/>
    </style:style>
    <style:style style:name="P150" style:family="paragraph" style:parent-style-name="Standard">
      <style:text-properties officeooo:paragraph-rsid="007dd587"/>
    </style:style>
    <style:style style:name="P151" style:family="paragraph" style:parent-style-name="Standard">
      <style:text-properties officeooo:paragraph-rsid="008f0592"/>
    </style:style>
    <style:style style:name="P152" style:family="paragraph" style:parent-style-name="Standard">
      <style:text-properties officeooo:rsid="008f0592" officeooo:paragraph-rsid="008f0592"/>
    </style:style>
    <style:style style:name="P153" style:family="paragraph" style:parent-style-name="Standard">
      <style:text-properties officeooo:rsid="0092cf05" officeooo:paragraph-rsid="0092cf05"/>
    </style:style>
    <style:style style:name="P154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55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56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57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58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59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60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61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62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163" style:family="paragraph" style:parent-style-name="Standard">
      <style:paragraph-properties fo:break-before="page"/>
      <style:text-properties officeooo:rsid="000eb3ca" officeooo:paragraph-rsid="00107839"/>
    </style:style>
    <style:style style:name="P164" style:family="paragraph" style:parent-style-name="Standard">
      <style:paragraph-properties fo:break-before="page"/>
      <style:text-properties officeooo:rsid="000eb3ca" officeooo:paragraph-rsid="00117a91"/>
    </style:style>
    <style:style style:name="P165" style:family="paragraph" style:parent-style-name="Standard">
      <style:paragraph-properties fo:break-before="page"/>
      <style:text-properties officeooo:rsid="000eb3ca" officeooo:paragraph-rsid="00169804"/>
    </style:style>
    <style:style style:name="P166" style:family="paragraph" style:parent-style-name="Standard">
      <style:paragraph-properties fo:break-before="page"/>
      <style:text-properties officeooo:rsid="000eb3ca" officeooo:paragraph-rsid="00199be6"/>
    </style:style>
    <style:style style:name="P167" style:family="paragraph" style:parent-style-name="Standard">
      <style:paragraph-properties fo:break-before="page"/>
      <style:text-properties officeooo:rsid="000eb3ca" officeooo:paragraph-rsid="001d5b9e"/>
    </style:style>
    <style:style style:name="P168" style:family="paragraph" style:parent-style-name="Standard">
      <style:paragraph-properties fo:break-before="page"/>
      <style:text-properties officeooo:rsid="000eb3ca" officeooo:paragraph-rsid="001b5eb4"/>
    </style:style>
    <style:style style:name="P169" style:family="paragraph" style:parent-style-name="Standard">
      <style:paragraph-properties fo:line-height="100%" fo:break-before="page"/>
      <style:text-properties officeooo:paragraph-rsid="007dd587"/>
    </style:style>
    <style:style style:name="P170" style:family="paragraph" style:parent-style-name="Standard">
      <style:paragraph-properties fo:break-before="page"/>
      <style:text-properties officeooo:paragraph-rsid="007dd587"/>
    </style:style>
    <style:style style:name="P171" style:family="paragraph" style:parent-style-name="Standard">
      <style:paragraph-properties fo:break-before="page"/>
      <style:text-properties officeooo:paragraph-rsid="008f0592"/>
    </style:style>
    <style:style style:name="P172" style:family="paragraph" style:parent-style-name="Standard">
      <style:paragraph-properties fo:break-before="page"/>
      <style:text-properties officeooo:rsid="0092cf05" officeooo:paragraph-rsid="0092cf05"/>
    </style:style>
    <style:style style:name="P173" style:family="paragraph" style:parent-style-name="Text_20_body">
      <style:paragraph-properties fo:line-height="100%"/>
      <style:text-properties officeooo:paragraph-rsid="006157fd"/>
    </style:style>
    <style:style style:name="P174" style:family="paragraph" style:parent-style-name="Text_20_body">
      <style:paragraph-properties fo:line-height="100%"/>
      <style:text-properties officeooo:paragraph-rsid="00676397"/>
    </style:style>
    <style:style style:name="P175" style:family="paragraph" style:parent-style-name="Text_20_body">
      <style:paragraph-properties fo:line-height="100%"/>
      <style:text-properties officeooo:paragraph-rsid="007bdf53"/>
    </style:style>
    <style:style style:name="P176" style:family="paragraph" style:parent-style-name="Text_20_body">
      <style:paragraph-properties fo:line-height="100%"/>
      <style:text-properties officeooo:paragraph-rsid="008866fa"/>
    </style:style>
    <style:style style:name="P177" style:family="paragraph" style:parent-style-name="Text_20_body">
      <style:paragraph-properties fo:line-height="100%"/>
      <style:text-properties officeooo:paragraph-rsid="008f0592"/>
    </style:style>
    <style:style style:name="P178" style:family="paragraph" style:parent-style-name="Text_20_body">
      <style:text-properties officeooo:rsid="006157fd" officeooo:paragraph-rsid="00648d75"/>
    </style:style>
    <style:style style:name="P179" style:family="paragraph" style:parent-style-name="Text_20_body">
      <style:text-properties officeooo:rsid="006157fd" officeooo:paragraph-rsid="00732490"/>
    </style:style>
    <style:style style:name="P180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81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text-properties officeooo:rsid="0092cf05" officeooo:paragraph-rsid="0094934a"/>
    </style:style>
    <style:style style:name="P183" style:family="paragraph" style:parent-style-name="Standard">
      <style:text-properties fo:color="#000000" fo:font-size="7pt" fo:font-style="italic" officeooo:rsid="003a7dcf" officeooo:paragraph-rsid="0094934a" style:font-size-asian="7pt" style:font-style-asian="italic" style:font-size-complex="7pt" style:font-style-complex="italic"/>
    </style:style>
    <style:style style:name="P184" style:family="paragraph" style:parent-style-name="Standard">
      <style:text-properties officeooo:paragraph-rsid="0094934a"/>
    </style:style>
    <style:style style:name="P185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86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87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88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89" style:family="paragraph" style:parent-style-name="Standard">
      <style:text-properties officeooo:paragraph-rsid="000ff0f2"/>
    </style:style>
    <style:style style:name="P190" style:family="paragraph" style:parent-style-name="Standard">
      <style:text-properties officeooo:paragraph-rsid="000eb3ca"/>
    </style:style>
    <style:style style:name="P191" style:family="paragraph" style:parent-style-name="Standard">
      <style:text-properties officeooo:paragraph-rsid="00107839"/>
    </style:style>
    <style:style style:name="P192" style:family="paragraph" style:parent-style-name="Standard">
      <style:text-properties officeooo:rsid="000eb3ca" officeooo:paragraph-rsid="000eb3ca"/>
    </style:style>
    <style:style style:name="P193" style:family="paragraph" style:parent-style-name="Standard">
      <style:paragraph-properties fo:break-before="page"/>
      <style:text-properties officeooo:paragraph-rsid="0094934a"/>
    </style:style>
    <style:style style:name="P194" style:family="paragraph" style:parent-style-name="Text_20_body">
      <style:paragraph-properties fo:line-height="100%"/>
      <style:text-properties fo:color="#000000" fo:font-size="7pt" fo:font-style="italic" officeooo:rsid="003a7dcf" officeooo:paragraph-rsid="0092cf05" style:font-size-asian="7pt" style:font-style-asian="italic" style:font-size-complex="7pt" style:font-style-complex="italic"/>
    </style:style>
    <style:style style:name="P195" style:family="paragraph" style:parent-style-name="Text_20_body">
      <style:paragraph-properties fo:line-height="100%"/>
      <style:text-properties officeooo:paragraph-rsid="0094934a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fo:font-style="italic" officeooo:rsid="0092cf05" style:font-style-asian="italic" style:font-style-complex="italic"/>
    </style:style>
    <style:style style:name="T14" style:family="text">
      <style:text-properties fo:font-style="italic" officeooo:rsid="0094934a" style:font-style-asian="italic" style:font-style-complex="italic"/>
    </style:style>
    <style:style style:name="T15" style:family="text">
      <style:text-properties officeooo:rsid="001af68e"/>
    </style:style>
    <style:style style:name="T16" style:family="text">
      <style:text-properties officeooo:rsid="001b5eb4"/>
    </style:style>
    <style:style style:name="T17" style:family="text">
      <style:text-properties officeooo:rsid="001bb130"/>
    </style:style>
    <style:style style:name="T18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9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30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31" style:family="text">
      <style:text-properties fo:color="#000000" fo:font-size="10pt" fo:font-style="italic" officeooo:rsid="008b635b" style:font-size-asian="10pt" style:font-style-asian="italic" style:font-size-complex="10pt" style:font-style-complex="italic"/>
    </style:style>
    <style:style style:name="T32" style:family="text">
      <style:text-properties fo:color="#000000" fo:font-size="10pt" fo:font-style="italic" officeooo:rsid="008f0592" style:font-size-asian="10pt" style:font-style-asian="italic" style:font-size-complex="10pt" style:font-style-complex="italic"/>
    </style:style>
    <style:style style:name="T33" style:family="text">
      <style:text-properties fo:color="#000000" fo:font-size="10pt" fo:font-style="italic" officeooo:rsid="0091e158" style:font-size-asian="10pt" style:font-style-asian="italic" style:font-size-complex="10pt" style:font-style-complex="italic"/>
    </style:style>
    <style:style style:name="T34" style:family="text">
      <style:text-properties fo:color="#000000" fo:font-size="10pt" fo:font-style="italic" officeooo:rsid="0094934a" style:font-size-asian="10pt" style:font-style-asian="italic" style:font-size-complex="10pt" style:font-style-complex="italic"/>
    </style:style>
    <style:style style:name="T35" style:family="text">
      <style:text-properties fo:color="#000000" fo:font-size="10pt" fo:font-style="italic" officeooo:rsid="009334cc" style:font-size-asian="10pt" style:font-style-asian="italic" style:font-size-complex="10pt" style:font-style-complex="italic"/>
    </style:style>
    <style:style style:name="T36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66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officeooo:rsid="00854f30" style:font-size-asian="12pt" style:font-style-asian="normal" style:font-size-complex="12pt" style:font-style-complex="normal"/>
    </style:style>
    <style:style style:name="T71" style:family="text">
      <style:text-properties fo:color="#000000" fo:font-size="12pt" fo:font-style="normal" officeooo:rsid="00866fc6" style:font-size-asian="12pt" style:font-style-asian="normal" style:font-size-complex="12pt" style:font-style-complex="normal"/>
    </style:style>
    <style:style style:name="T72" style:family="text">
      <style:text-properties fo:color="#000000" fo:font-size="12pt" fo:font-style="normal" officeooo:rsid="008866fa" style:font-size-asian="12pt" style:font-style-asian="normal" style:font-size-complex="12pt" style:font-style-complex="normal"/>
    </style:style>
    <style:style style:name="T73" style:family="text">
      <style:text-properties fo:color="#000000" fo:font-size="12pt" fo:font-style="normal" officeooo:rsid="008ae196" style:font-size-asian="12pt" style:font-style-asian="normal" style:font-size-complex="12pt" style:font-style-complex="normal"/>
    </style:style>
    <style:style style:name="T74" style:family="text">
      <style:text-properties fo:color="#000000" fo:font-size="12pt" fo:font-style="normal" officeooo:rsid="008b635b" style:font-size-asian="12pt" style:font-style-asian="normal" style:font-size-complex="12pt" style:font-style-complex="normal"/>
    </style:style>
    <style:style style:name="T75" style:family="text">
      <style:text-properties fo:color="#000000" fo:font-size="12pt" fo:font-style="normal" officeooo:rsid="008d97f1" style:font-size-asian="12pt" style:font-style-asian="normal" style:font-size-complex="12pt" style:font-style-complex="normal"/>
    </style:style>
    <style:style style:name="T76" style:family="text">
      <style:text-properties fo:color="#000000" fo:font-size="12pt" fo:font-style="normal" officeooo:rsid="008f0592" style:font-size-asian="12pt" style:font-style-asian="normal" style:font-size-complex="12pt" style:font-style-complex="normal"/>
    </style:style>
    <style:style style:name="T77" style:family="text">
      <style:text-properties fo:color="#000000" fo:font-size="12pt" fo:font-style="normal" officeooo:rsid="0012b21c" style:font-size-asian="12pt" style:font-style-asian="normal" style:font-size-complex="12pt" style:font-style-complex="normal"/>
    </style:style>
    <style:style style:name="T78" style:family="text">
      <style:text-properties fo:color="#000000" fo:font-size="12pt" fo:font-style="normal" officeooo:rsid="0090878d" style:font-size-asian="12pt" style:font-style-asian="normal" style:font-size-complex="12pt" style:font-style-complex="normal"/>
    </style:style>
    <style:style style:name="T79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81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82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83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84" style:family="text">
      <style:text-properties fo:color="#000000" style:text-position="super 58%" fo:font-size="12pt" fo:font-style="normal" officeooo:rsid="008866fa" style:font-size-asian="12pt" style:font-style-asian="normal" style:font-size-complex="12pt" style:font-style-complex="normal"/>
    </style:style>
    <style:style style:name="T85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86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87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88" style:family="text">
      <style:text-properties fo:color="#000000" style:text-position="0% 100%" fo:font-size="12pt" fo:font-style="normal" officeooo:rsid="008866fa" style:font-size-asian="12pt" style:font-style-asian="normal" style:font-size-complex="12pt" style:font-style-complex="normal"/>
    </style:style>
    <style:style style:name="T89" style:family="text">
      <style:text-properties fo:color="#000000" style:text-position="0% 100%" fo:font-size="12pt" fo:font-style="normal" officeooo:rsid="008ae196" style:font-size-asian="12pt" style:font-style-asian="normal" style:font-size-complex="12pt" style:font-style-complex="normal"/>
    </style:style>
    <style:style style:name="T90" style:family="text">
      <style:text-properties fo:color="#000000" style:text-position="0% 100%" fo:font-size="12pt" fo:font-style="normal" officeooo:rsid="008b635b" style:font-size-asian="12pt" style:font-style-asian="normal" style:font-size-complex="12pt" style:font-style-complex="normal"/>
    </style:style>
    <style:style style:name="T91" style:family="text">
      <style:text-properties officeooo:rsid="001d5b9e"/>
    </style:style>
    <style:style style:name="T92" style:family="text">
      <style:text-properties officeooo:rsid="001ef0ce"/>
    </style:style>
    <style:style style:name="T93" style:family="text">
      <style:text-properties officeooo:rsid="0020eac3"/>
    </style:style>
    <style:style style:name="T94" style:family="text">
      <style:text-properties officeooo:rsid="001879ec"/>
    </style:style>
    <style:style style:name="T95" style:family="text">
      <style:text-properties officeooo:rsid="002a21f9"/>
    </style:style>
    <style:style style:name="T96" style:family="text">
      <style:text-properties officeooo:rsid="002b6f3c"/>
    </style:style>
    <style:style style:name="T97" style:family="text">
      <style:text-properties officeooo:rsid="002dd7dc"/>
    </style:style>
    <style:style style:name="T98" style:family="text">
      <style:text-properties officeooo:rsid="0038795f"/>
    </style:style>
    <style:style style:name="T99" style:family="text">
      <style:text-properties officeooo:rsid="0037cd49"/>
    </style:style>
    <style:style style:name="T100" style:family="text">
      <style:text-properties officeooo:rsid="003a7dcf"/>
    </style:style>
    <style:style style:name="T101" style:family="text">
      <style:text-properties fo:font-size="7pt" style:font-size-asian="7pt" style:font-size-complex="7pt"/>
    </style:style>
    <style:style style:name="T102" style:family="text">
      <style:text-properties fo:font-size="7pt" officeooo:rsid="0037cd49" style:font-size-asian="7pt" style:font-size-complex="7pt"/>
    </style:style>
    <style:style style:name="T103" style:family="text">
      <style:text-properties fo:font-size="7pt" officeooo:rsid="003a7dcf" style:font-size-asian="7pt" style:font-size-complex="7pt"/>
    </style:style>
    <style:style style:name="T104" style:family="text">
      <style:text-properties officeooo:rsid="0037c5e0"/>
    </style:style>
    <style:style style:name="T105" style:family="text">
      <style:text-properties officeooo:rsid="003c5e77"/>
    </style:style>
    <style:style style:name="T106" style:family="text">
      <style:text-properties officeooo:rsid="0041f89c"/>
    </style:style>
    <style:style style:name="T107" style:family="text">
      <style:text-properties officeooo:rsid="004600d9"/>
    </style:style>
    <style:style style:name="T108" style:family="text">
      <style:text-properties officeooo:rsid="004c2209"/>
    </style:style>
    <style:style style:name="T109" style:family="text">
      <style:text-properties officeooo:rsid="004ee334"/>
    </style:style>
    <style:style style:name="T110" style:family="text">
      <style:text-properties officeooo:rsid="00587052"/>
    </style:style>
    <style:style style:name="T111" style:family="text">
      <style:text-properties officeooo:rsid="007dd587"/>
    </style:style>
    <style:style style:name="T112" style:family="text">
      <style:text-properties officeooo:rsid="008458f4"/>
    </style:style>
    <style:style style:name="T113" style:family="text">
      <style:text-properties officeooo:rsid="008866fa"/>
    </style:style>
    <style:style style:name="T114" style:family="text">
      <style:text-properties officeooo:rsid="008d390a"/>
    </style:style>
    <style:style style:name="T115" style:family="text">
      <style:text-properties officeooo:rsid="0091e158"/>
    </style:style>
    <style:style style:name="T116" style:family="text">
      <style:text-properties fo:font-size="10pt" officeooo:rsid="0012b21c" style:font-size-asian="10pt" style:font-size-complex="10pt"/>
    </style:style>
    <style:style style:name="T117" style:family="text">
      <style:text-properties fo:font-size="10pt" officeooo:rsid="0091e158" style:font-size-asian="10pt" style:font-size-complex="10pt"/>
    </style:style>
    <style:style style:name="T118" style:family="text">
      <style:text-properties fo:font-size="10pt" officeooo:rsid="00169804" style:font-size-asian="10pt" style:font-size-complex="10pt"/>
    </style:style>
    <style:style style:name="T119" style:family="text">
      <style:text-properties fo:font-size="10pt" officeooo:rsid="009334cc" style:font-size-asian="10pt" style:font-size-complex="10pt"/>
    </style:style>
    <style:style style:name="T120" style:family="text">
      <style:text-properties officeooo:rsid="0094934a"/>
    </style:style>
    <style:style style:name="T121" style:family="text">
      <style:text-properties officeooo:rsid="0092cf05"/>
    </style:style>
    <style:style style:name="T122" style:family="text">
      <style:text-properties fo:font-style="normal" officeooo:rsid="0094934a" style:font-style-asian="normal" style:font-style-complex="normal"/>
    </style:style>
    <style:style style:name="T123" style:family="text">
      <style:text-properties style:font-name="Liberation Serif1" officeooo:rsid="0092cf05"/>
    </style:style>
    <style:style style:name="T124" style:family="text">
      <style:text-properties style:font-name="Liberation Serif" officeooo:rsid="0092cf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Distribuční centrum Někdeníku Monte Karlos</text:p>
      <text:p text:style-name="P2"/>
      <text:p text:style-name="P2">Seznam <text:span text:style-name="T105">odběratelů</text:span>:</text:p>
      <text:p text:style-name="P11">daniel.klvana@email.cz,</text:p>
      <text:p text:style-name="P11">jana.klvanova@email.cz,</text:p>
      <text:p text:style-name="P13">radekkl66@seznam.cz,</text:p>
      <text:p text:style-name="P115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38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7"/>
      <text:p text:style-name="P88"/>
      <text:p text:style-name="P156"><text:span text:style-name="T50">U</text:span><text:span text:style-name="T52">vítací e-mail</text:span><text:span text:style-name="T62">y</text:span></text:p>
      <text:p text:style-name="P47"/>
      <text:p text:style-name="P83">(Vzor)</text:p>
      <text:p text:style-name="P137"><text:span text:style-name="T50">Monte Karlos </text:span><text:span text:style-name="T46">N</text:span><text:span text:style-name="T51">ěkdeník</text:span></text:p>
      <text:p text:style-name="P47"/>
      <text:p text:style-name="P137"><text:span text:style-name="T45">P</text:span><text:span text:style-name="T51">řeji krásný dobrý den</text:span><text:span text:style-name="T44">,</text:span></text:p>
      <text:p text:style-name="P60"/>
      <text:p text:style-name="P137"><text:span text:style-name="T47">t</text:span><text:span text:style-name="T51">ěší nás, že jste projevili zájem o náš časopis. Tímto jste byli zařazeni mezi pravidelné odebiratele Monte Karlos Někdeníku - nejexkluzivnějšího magazínu n</text:span><text:span text:style-name="T52">a poli</text:span><text:span text:style-name="T51"> žurnalistiky. </text:span><text:span text:style-name="T52">Záhy </text:span><text:span text:style-name="T53">V</text:span><text:span text:style-name="T52">ám také bude (společně s desítkami milionů našich spokojených čtenářů) zasláno n</text:span><text:span text:style-name="T58">ejnovější číslo Někdeníku</text:span><text:span text:style-name="T52">. </text:span><text:span text:style-name="T51">Čerstvé novinky ze závodu o post Nejvyššího vůdce všeho učitelstva, tak budete dostávat z první (a naprosto nezaujaté</text:span><text:span text:style-name="T52">)</text:span><text:span text:style-name="T51"> ruky Karlose Žebatého a šéfredaktorky Někdeníku Alžběty Ašelové</text:span><text:span text:style-name="T82">©</text:span><text:span text:style-name="T80">. M</text:span><text:span text:style-name="T81">n</text:span><text:span text:style-name="T80">ě už teď pouze dovolte popřát Vám za celou redakci mnoho příjemných chvil strávených s naší publikací.</text:span></text:p>
      <text:p text:style-name="P106"/>
      <text:p text:style-name="P60"><text:span text:style-name="T107">V</text:span>áš Lubomír Lečko</text:p>
      <text:p text:style-name="P30">vedoucí distribučního oddělení někdeníku Monte Karlos</text:p>
      <text:p text:style-name="P97"/>
      <text:p text:style-name="P178"><text:span text:style-name="T20">Pokud by jste měli jakékoliv dotazy ohledně distribuce časopisu, neváhejte se obrátit na naši zákaznickou linku umístěnou na adrese</text:span><text:span text:style-name="T26"> </text:span><text:span text:style-name="T36">Karlosova 77, 000 03 Monte Carlo 4,</text:span><text:span text:style-name="T25"> </text:span><text:span text:style-name="T20">v kuchyňce ve třetím patře.</text:span></text:p>
      <text:p text:style-name="P53"/>
      <text:p text:style-name="P53"/>
      <text:p text:style-name="P149"><text:span text:style-name="T50">(</text:span><text:span text:style-name="T37">Pro pana Šarocha)</text:span></text:p>
      <text:p text:style-name="P148"><text:span text:style-name="T50">Monte Karlos </text:span><text:span text:style-name="T46">N</text:span><text:span text:style-name="T51">ěkdeník</text:span></text:p>
      <text:p text:style-name="P53"/>
      <text:p text:style-name="P108">Přeji krásný dobrý den,</text:p>
      <text:p text:style-name="P107"/>
      <text:p text:style-name="P107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107"/>
      <text:p text:style-name="P66"><text:span text:style-name="T107">V</text:span>áš Lubomír Lečko</text:p>
      <text:p text:style-name="P36">vedoucí distribučního oddělení někdeníku Monte Karlos</text:p>
      <text:p text:style-name="P103"/>
      <text:p text:style-name="P179"><text:span text:style-name="T20">Pokud by jste měl jakékoliv dotazy ohledně distribuce časopisu, neváhejte se obrátit na naši zákaznickou linku umístěnou na adrese</text:span><text:span text:style-name="T26"> </text:span><text:span text:style-name="T36">Karlosova 77, 000 03 Monte Carlo 4,</text:span><text:span text:style-name="T25"> </text:span><text:span text:style-name="T20">v kuchyňce ve třetím patře.</text:span></text:p>
      <text:p text:style-name="P154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63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41"/>
      <text:p text:style-name="P3"/>
      <text:p text:style-name="P164">Monte Karlos 2<text:span text:style-name="T9">5</text:span>-2019</text:p>
      <text:p text:style-name="P3"/>
      <text:p text:style-name="P111">Zdravím všechny naše věrné čtenáře,</text:p>
      <text:p text:style-name="P111"/>
      <text:p text:style-name="P112">opět vychází nové číslo někdeníku, možná si říkáte že je to trochu brzy, jenže náš časopis nemůže vycházet jen tak kdy se nám <text:span text:style-name="T10">z</text:span>líbí, naopak musí vycházet někdy.</text:p>
      <text:p text:style-name="P112"/>
      <text:p text:style-name="P112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111"/>
      <text:p text:style-name="P113">Doufám, že se Vám bude dnešní číslo líbit alespoň tak jako mně, Váš</text:p>
      <text:p text:style-name="P113"/>
      <text:p text:style-name="P113">Lubomír Lečko</text:p>
      <text:p text:style-name="P19">vedoucí distribučního oddělení někdeníku Monte Karlos</text:p>
      <text:p text:style-name="P19"/>
      <text:p text:style-name="P89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65">Monte Karlos 2<text:span text:style-name="T11">6</text:span>-2019</text:p>
      <text:p text:style-name="P116"/>
      <text:p text:style-name="P117">Dobrý den,</text:p>
      <text:p text:style-name="P117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16"/>
      <text:p text:style-name="P116"><text:span text:style-name="T11">Ať </text:span>Vám <text:span text:style-name="T11">při čtení takříkajíc </text:span><text:span text:style-name="T12">„nevypadnou oči z důlků“</text:span> přeje</text:p>
      <text:p text:style-name="P116"/>
      <text:p text:style-name="P116">Lubomír Lečko</text:p>
      <text:p text:style-name="P20">vedoucí distribučního oddělení někdeníku Monte Karlos</text:p>
      <text:p text:style-name="P19"/>
      <text:p text:style-name="P89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66">Monte Karlos 2<text:span text:style-name="T15">8</text:span>-2019</text:p>
      <text:p text:style-name="P118"/>
      <text:p text:style-name="P119">Vážené dámy a pánové, milí příznivci Někdeníku.</text:p>
      <text:p text:style-name="P119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19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5">náš </text:span>korespondent přináší velmi zajímavé zprávy, tentokrát z kouzelnického světa. <text:span text:style-name="T15">Mnoho krásných vánočně naladěných chvil s naším někdeníkem Vám za celou redakci přeje</text:span></text:p>
      <text:p text:style-name="P118"/>
      <text:p text:style-name="P118">Lubomír Lečko</text:p>
      <text:p text:style-name="P21">vedoucí distribučního oddělení někdeníku Monte Karlos</text:p>
      <text:p text:style-name="P21"/>
      <text:p text:style-name="P90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81" text:outline-level="2"/>
      <text:p text:style-name="P10"/>
      <text:p text:style-name="P168">Monte Karlos <text:span text:style-name="T16">Speciální příloha</text:span></text:p>
      <text:p text:style-name="P121"/>
      <text:p text:style-name="P122">Veselé Vánoce všem našim věrným čtenářům,</text:p>
      <text:p text:style-name="P122"/>
      <text:p text:style-name="P122">již za 44 hodin budeme distribuovat vánoční dvojčíslo Někdeníku, ale ještě než se tak stane, rádi bychom Vám pomohli navodit u Vás doma tu správnou vánoční atmosféru a proto Vám exkluzivně v naší zvláštní příloze <text:span text:style-name="T17">k 27. číslu</text:span> přinášíme rozsáhlou vystřihovánku betlému, na motivy hvězdných válek.</text:p>
      <text:p text:style-name="P122">Všem co se do stavby betlému pustíte přeju hodně trpělivosti a zdaru při lepení a doufám, že budete se svými výtvory spokojeni. </text:p>
      <text:p text:style-name="P122"/>
      <text:p text:style-name="P123"><text:span text:style-name="T17">Váš <text:s/></text:span>Lubomír Lečko</text:p>
      <text:p text:style-name="P22">vedoucí distribučního oddělení někdeníku Monte Karlos</text:p>
      <text:p text:style-name="P22"/>
      <text:p text:style-name="P114"><text:span text:style-name="T18">Pokud by jste měli jakékoliv potíže s doručením (</text:span><text:span text:style-name="T19">příloha</text:span><text:span text:style-name="T18"> </text:span><text:span text:style-name="T19">nemá správný počet stran, chybí osobní věnování od Santy Klauze, nebo není v příloze obsažena porce vánočního kapra s bramborovým salátem zdarma, atd.</text:span><text:span text:style-name="T18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1"/>
      <text:p text:style-name="P9"/>
      <text:p text:style-name="P167">Monte Karlos 2<text:span text:style-name="T91">7</text:span>-2019</text:p>
      <text:p text:style-name="P124"/>
      <text:p text:style-name="P120">Vážené dámy a pánové, milí příznivci Někdeníku,</text:p>
      <text:p text:style-name="P120"/>
      <text:p text:style-name="P125">konečně je to tady! Nové vánoční dvojčíslo, poslední Někdeník v tomto roce. <text:span text:style-name="T92">Sice</text:span> vychází o tři dny později, než jsem slíbil, <text:span text:style-name="T92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26">Po tři dny a tři noci tak museli všichni naši počítačoví experti usilovně pracovat, aby tento problém napravili. Nyní už je však vše v pořádku a já <text:span text:style-name="T93">bych </text:span>Vám tímto <text:span text:style-name="T93">rád popřál</text:span> krásné vánoční čtení.</text:p>
      <text:p text:style-name="P124"/>
      <text:p text:style-name="P124"><text:span text:style-name="T93">Váš </text:span>Lubomír Lečko</text:p>
      <text:p text:style-name="P23">vedoucí distribučního oddělení někdeníku Monte Karlos</text:p>
      <text:p text:style-name="P23"/>
      <text:p text:style-name="P105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2"/>
      <text:p text:style-name="P92"/>
      <text:p text:style-name="P104"/>
      <text:p text:style-name="P155">2. Fáze</text:p>
      <text:p text:style-name="P5"/>
      <text:p text:style-name="P5">Monte Karlos 1-2020</text:p>
      <text:p text:style-name="P127"/>
      <text:p text:style-name="P42">TOTO NENÍ APRÍLOVÝ ŽERT. MONTE KARLOS NĚKDENÍK PO ČTVRT ROCE SKUTEČNĚ OPĚT VYŠEL. TOTO NENÍ APRÍLOVÝ ŽERT. MONTE KARLOS NĚKDENÍK PO ČTVRT ROCE SKUTEČNĚ OPĚT VYŠEL.</text:p>
      <text:p text:style-name="P127"/>
      <text:p text:style-name="P5">Vážení čtenáři,</text:p>
      <text:p text:style-name="P127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96">hradním komplexu</text:span> v malebném městečku v Německu, (pokud se o aktuálním průběhu soutěže chcete dočíst více, doporučuji nahlédnout do naší nové rubriky <text:span text:style-name="T95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97">Karlostudio 3 FM</text:span> (rádio <text:span text:style-name="T96">M</text:span>onte <text:span text:style-name="T96">K</text:span>arla), ani žádnou z jeho repríz, pak jistě oceníte přepis tohoto komentáře, který naleznete ve zvláštní příloze k tomuto číslu. Rád bych ještě dodal, že spekulace o tom, že původcem <text:span text:style-name="T96">K</text:span>orona viru jsou ilegálně vyvíjené biologické zbraně, kterých chtěla Pálkovská využít při bitvě, a <text:span text:style-name="T95">na kterých měla pod přísným utajením pracovat</text:span> komandátor Jakešová a její Komando smrti, zůstaly nepotvrzené, byť se mnoho novinářů snažilo dokázat opak (drtivá většina z nich se nakazila Koronavirem).</text:p>
      <text:p text:style-name="P128">Co se týká naší delší nepřítomnosti na poli <text:span text:style-name="T96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94">do vašich emailových schránek</text:span>, je nabité informacemi, novými články a rub<text:span text:style-name="T96">r</text:span>ikami a v neposlední řadě rozhovorem s <text:span text:style-name="T94">k</text:span>omandátorem Jakešovou <text:span text:style-name="T94">a to je jen malá ochutnávka z toho, co všechno pro Vás letos v redakci chystáme</text:span>.</text:p>
      <text:p text:style-name="P127"/>
      <text:p text:style-name="P127"><text:span text:style-name="T95">váš </text:span>Lubomír Lečko</text:p>
      <text:p text:style-name="P25">vedoucí distribučního oddělení někdeníku Monte Karlos</text:p>
      <text:p text:style-name="P25"/>
      <text:p text:style-name="P93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9"/>
      <text:p text:style-name="P42">TOTO NENÍ APRÍLOVÝ ŽERT. MONTE KARLOS NĚKDENÍK PO ČTVRT ROCE SKUTEČNĚ OPĚT VYŠEL. TOTO NENÍ APRÍLOVÝ ŽERT. MONTE KARLOS NĚKDENÍK PO ČTVRT ROCE SKUTEČNĚ OPĚT VYŠEL.</text:p>
      <text:p text:style-name="P42"/>
      <text:p text:style-name="P43"/>
      <text:p text:style-name="P157">Monte Karlos 2-2020</text:p>
      <text:p text:style-name="P43"/>
      <text:p text:style-name="P56">Vážené dámy a pánové,</text:p>
      <text:p text:style-name="P56"/>
      <text:p text:style-name="P56">už nemůžu dál. Kantoři se ztrácejí, cel<text:span text:style-name="T98">e</text:span>brity nepřicházejí, mentolové bonbony kam se podíváte, <text:span text:style-name="T98">dovolená.</text:span> Celé to šílenství kolem koronaviru jenom kvůli podělané módě. A <text:span text:style-name="T99">Ašelová</text:span> si najme detektiva. To mi ještě scházelo. <text:span text:style-name="T100">A</text:span> <text:span text:style-name="T100">ta dovolená</text:span>. Mohl<text:span text:style-name="T99">a</text:span> <text:span text:style-name="T99">vyšetření těch únosů</text:span> předat mému detektivnímu oddělení. Ale to on<text:span text:style-name="T99">a</text:span> ne! A ještě o tom pátrání budeme psát v Někdeníku. Samozřejmě, prosím, vždyť to tady <text:span text:style-name="T99">celé</text:span> stejně beztak vede <text:span text:style-name="T98">a může mě poslat, kam chce.</text:span> <text:span text:style-name="T99">Normálně bych byl zvědavý, co z toho detektiva vyleze, ale tentokrát to ani nechci vědět. Pokud to ale zajímá Vás, milí čtenáři, nic Vám nebrání nahlédnout do naší nové rubriky Vyšetřování.</text:span></text:p>
      <text:p text:style-name="P56"/>
      <text:p text:style-name="P56">váš Lubomír Lečko</text:p>
      <text:p text:style-name="P56"><text:span text:style-name="T102">z nucené</text:span><text:span text:style-name="T101"> ilegální dovolené na </text:span><text:span text:style-name="T102">svém metru čtverečním pustého ostrova, </text:span><text:span text:style-name="T103">tohle si někdo odskáče</text:span></text:p>
      <text:p text:style-name="P40"/>
      <text:p text:style-name="P56">Zatracený písek.</text:p>
      <text:p text:style-name="P56"/>
      <text:p text:style-name="P94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4"/>
      <text:p text:style-name="P43"/>
      <text:p text:style-name="P157">Monte Karlos <text:span text:style-name="T104">3</text:span>-2020</text:p>
      <text:p text:style-name="P43"/>
      <text:p text:style-name="P131"><text:span text:style-name="T42">Vážení </text:span><text:span text:style-name="T43">a milí čtenáři</text:span><text:span text:style-name="T42">,</text:span></text:p>
      <text:p text:style-name="P56"/>
      <text:p text:style-name="P132"><text:span text:style-name="T38">kantoři se ztrácejí přímo záchvatným tempem a my stále netušíme, kdo je unáší. </text:span><text:span text:style-name="T39">Zatím máme jediného podezřelého</text:span><text:span text:style-name="T38">. T</text:span><text:span text:style-name="T39">o se zase</text:span><text:span text:style-name="T38"> Sir Daniel Jonathan Pace </text:span><text:span text:style-name="T39">vytáhl</text:span><text:span text:style-name="T38">. Pokud chcete slyšet fňukání a sebelítost nad tím, jak strašn</text:span><text:span text:style-name="T39">ou má práci</text:span><text:span text:style-name="T38">, doporučuju </text:span><text:span text:style-name="T39">jeho</text:span><text:span text:style-name="T38"> skoro čtyři strany dlouhý srdceryvný výlev, který naleznete v našem časopise pod názvem vyšetřování. </text:span><text:span text:style-name="T39">Kdo ho do té práce nutil, </text:span><text:span text:style-name="T40">ptám se já</text:span><text:span text:style-name="T39">.</text:span></text:p>
      <text:p text:style-name="P132"><text:span text:style-name="T39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41">nedaleké</text:span><text:span text:style-name="T39"> budoucnosti. </text:span><text:span text:style-name="T40">K dnešnímu číslu </text:span><text:span text:style-name="T41">Vám </text:span><text:span text:style-name="T40">doporučuji uvařit </text:span><text:span text:style-name="T41">si </text:span><text:span text:style-name="T40">velký hrnek kakaa, upéct alespoň dva plechy </text:span><text:span text:style-name="T41">domácích </text:span><text:span text:style-name="T40">čokoládových sušenek, vyčkat na nějaké <text:s/>deštivé odpoledne a začíst se do něj, bude to stát za to, ostatně jako vždy.</text:span></text:p>
      <text:p text:style-name="P56"/>
      <text:p text:style-name="P56">váš Lubomír Lečko</text:p>
      <text:p text:style-name="P26">vedoucí distribučního oddělení někdeníku Monte Karlos</text:p>
      <text:p text:style-name="P56"/>
      <text:p text:style-name="P94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8">Monte Karlos <text:span text:style-name="T106">4</text:span>-2020</text:p>
      <text:p text:style-name="P44"/>
      <text:p text:style-name="P133"><text:span text:style-name="T42">Vážení </text:span><text:span text:style-name="T43">a milí</text:span><text:span text:style-name="T42"> </text:span><text:span text:style-name="T44">příznivci Někdeníku,</text:span></text:p>
      <text:p text:style-name="P57"/>
      <text:p text:style-name="P69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70"/>
      <text:p text:style-name="P57"><text:span text:style-name="T107">V</text:span>áš Lubomír Lečko</text:p>
      <text:p text:style-name="P27">vedoucí distribučního oddělení někdeníku Monte Karlos</text:p>
      <text:p text:style-name="P57"/>
      <text:p text:style-name="P95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9">Monte Karlos <text:span text:style-name="T108">5</text:span>-2020</text:p>
      <text:p text:style-name="P45"/>
      <text:p text:style-name="P134"><text:span text:style-name="T45">Drazí </text:span><text:span text:style-name="T44">příznivci Někdeníku,</text:span></text:p>
      <text:p text:style-name="P58"/>
      <text:p text:style-name="P79">v tomto čísle se můžete těšit na Karlosův kebab, zdvižené palce, skupinu jezevců a cestu kolem světa, a to vše v Karlos čepici. Také se k nám navrátil již všemi oplakaný Tatar a do DWF se <text:span text:style-name="T109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80">S přáním rychlého a bezbolestného čtení,</text:p>
      <text:p text:style-name="P71"/>
      <text:p text:style-name="P58"><text:span text:style-name="T107">V</text:span>áš Lubomír Lečko</text:p>
      <text:p text:style-name="P28">vedoucí distribučního oddělení někdeníku Monte Karlos</text:p>
      <text:p text:style-name="P58"/>
      <text:p text:style-name="P96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60">Monte Karlos <text:span text:style-name="T110">6</text:span>-2020</text:p>
      <text:p text:style-name="P46"/>
      <text:p text:style-name="P135"><text:span text:style-name="T45">V</text:span><text:span text:style-name="T46">ážení čtenáři</text:span><text:span text:style-name="T44">,</text:span></text:p>
      <text:p text:style-name="P59"/>
      <text:p text:style-name="P135"><text:span text:style-name="T47">z</text:span><text:span text:style-name="T46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36"><text:span text:style-name="T46">Z</text:span><text:span text:style-name="T37">ároveň přijměte prosím mou co nej</text:span><text:span text:style-name="T48">u</text:span><text:span text:style-name="T37">pří</text:span><text:span text:style-name="T48">mnější omluvu za 24 hodinové zpoždění, které jste si museli vytrpět kvůli neschopnému laminovacímu týmu. </text:span><text:span text:style-name="T49">Je to banda břídílů.</text:span><text:span text:style-name="T48"> Všechny jsem je s okamžitou platností propustil a letěl jsem na </text:span><text:span text:style-name="T49">Bakerův ostrov zalaminovat všechny Někdeníky sám.</text:span></text:p>
      <text:p text:style-name="P72"/>
      <text:p text:style-name="P59"><text:span text:style-name="T107">V</text:span>áš Lubomír Lečko</text:p>
      <text:p text:style-name="P29">vedoucí distribučního oddělení někdeníku Monte Karlos</text:p>
      <text:p text:style-name="P59"/>
      <text:p text:style-name="P135"><text:span text:style-name="T20">Pokud by jste měli jakékoliv potíže s doručením (noviny Vám nejsou doručovány pravidelně, dostáváte roztrhané nebo zmoklé výtisky, </text:span><text:span text:style-name="T21">či výtisky, </text:span><text:span text:style-name="T22">které nebyly řádně zalaminován</text:span><text:span text:style-name="T23">y</text:span><text:span text:style-name="T21">, </text:span><text:span text:style-name="T20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61">Monte Karlos <text:span text:style-name="T16">Speciální příloha 1</text:span></text:p>
      <text:p text:style-name="P48"/>
      <text:p text:style-name="P139"><text:span text:style-name="T45">V</text:span><text:span text:style-name="T46">ážení čtenáři</text:span><text:span text:style-name="T44">,</text:span></text:p>
      <text:p text:style-name="P61"/>
      <text:p text:style-name="P81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73"/>
      <text:p text:style-name="P61"><text:span text:style-name="T107">V</text:span>áš Lubomír Lečko</text:p>
      <text:p text:style-name="P31">vedoucí distribučního oddělení někdeníku Monte Karlos</text:p>
      <text:p text:style-name="P61"/>
      <text:p text:style-name="P173"><text:span text:style-name="T20">Pokud by jste měli jakékoliv potíže s doručením (noviny Vám nejsou doručovány pravidelně, dostáváte roztrhané nebo zmoklé výtisky, </text:span><text:span text:style-name="T21">či výtisky, </text:span><text:span text:style-name="T22">k</text:span><text:span text:style-name="T24">teré nebyly n</text:span><text:span text:style-name="T26">áležitě</text:span><text:span text:style-name="T24"> cenzurovány</text:span><text:span text:style-name="T21">, </text:span><text:span text:style-name="T20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8"/>
      <text:p text:style-name="P98"/>
      <text:p text:style-name="P98"/>
      <text:p text:style-name="P140"><text:span text:style-name="T50">Monte Karlos </text:span><text:span text:style-name="T54">Speciální příloha </text:span><text:span text:style-name="T56">2</text:span></text:p>
      <text:p text:style-name="P49"/>
      <text:p text:style-name="P140"><text:span text:style-name="T45">V</text:span><text:span text:style-name="T46">ážení </text:span><text:span text:style-name="T55">truchlící</text:span><text:span text:style-name="T44">,</text:span></text:p>
      <text:p text:style-name="P62"/>
      <text:p text:style-name="P140"><text:span text:style-name="T49">J</text:span><text:span text:style-name="T55">e tomu již 126 dní ode </text:span><text:span text:style-name="T56">dne</text:span><text:span text:style-name="T55">, kdy nás opustila Olšana Kupé, nejskvělejší politická recenzentka všech dob. Pár byrokratických záležitostí kolem její smrti se </text:span><text:span text:style-name="T56">ale </text:span><text:span text:style-name="T55">bohužel trochu protáhlo, takže její pohřeb se konal až tuto </text:span><text:span text:style-name="T79">středu</text:span><text:span text:style-name="T55">. </text:span><text:span text:style-name="T49">Ve speciální </text:span><text:span text:style-name="T55">2</text:span><text:span text:style-name="T49">. příloze k ještě nevydanému 7.číslu Monte Karlos Někdeníku Vám </text:span><text:span text:style-name="T57">exkluzivně </text:span><text:span text:style-name="T49">přinášíme </text:span><text:span text:style-name="T55">nevídané svědectví, jednoho ze smutečních hostů.</text:span><text:span text:style-name="T49"> </text:span><text:span text:style-name="T56">Do budoucna se však dívám s optimismem a </text:span><text:span text:style-name="T57">pevně </text:span><text:span text:style-name="T56">věřím, že brzy už budeme distribuovat i nové číslo Někdeníku.</text:span></text:p>
      <text:p text:style-name="P82"/>
      <text:p text:style-name="P147"><text:span text:style-name="T56">Z </text:span><text:span text:style-name="T37">nově vybudovaného sídla Monte Karla (Řím taky nepostavili za den) posílá pozdrav</text:span></text:p>
      <text:p text:style-name="P74"/>
      <text:p text:style-name="P62"><text:span text:style-name="T107">V</text:span>áš Lubomír Lečko</text:p>
      <text:p text:style-name="P32">vedoucí distribučního oddělení někdeníku Monte Karlos</text:p>
      <text:p text:style-name="P62"/>
      <text:p text:style-name="P174"><text:span text:style-name="T20">Pokud by jste měli jakékoliv potíže s doručením (noviny Vám nejsou doručovány pravidelně, dostáváte roztrhané nebo zmoklé výtisky, </text:span><text:span text:style-name="T21">či výtisky, </text:span><text:span text:style-name="T27">ke </text:span><text:span text:style-name="T22">k</text:span><text:span text:style-name="T24">ter</text:span><text:span text:style-name="T27">ým</text:span><text:span text:style-name="T24"> nebylo p</text:span><text:span text:style-name="T27">řiloženo parte</text:span><text:span text:style-name="T21">, </text:span><text:span text:style-name="T20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50"/>
      <text:p text:style-name="P170"><text:span text:style-name="T50">Monte Karlos </text:span><text:span text:style-name="T46">7-</text:span><text:span text:style-name="T50">2020</text:span></text:p>
      <text:p text:style-name="P54"/>
      <text:p text:style-name="P150"><text:span text:style-name="T45">V</text:span><text:span text:style-name="T46">ážení čtenáři</text:span><text:span text:style-name="T44">,</text:span></text:p>
      <text:p text:style-name="P150"><text:span text:style-name="T58">závod o post nejvyššího vůdce všeho učitelstva už je zase je v plném proudu a stejně tak pořad Monte Karlos, kter</text:span><text:span text:style-name="T59">ý</text:span><text:span text:style-name="T58"> se sice musí </text:span><text:span text:style-name="T60">kvůli </text:span><text:span text:style-name="T61">jakési pandemii </text:span><text:span text:style-name="T58">pořádat v </text:span><text:span text:style-name="T59">poněkud</text:span><text:span text:style-name="T58"> skromnějším počtu 5</text:span><text:span text:style-name="T59">0 000 diváků, nicméně takto zase mohou mít mezi sebou třímetrové rozestupy a pohodlnější saténová křesla. Zároveň se d</text:span><text:span text:style-name="T61">íky tomuto kroku</text:span><text:span text:style-name="T60"> </text:span><text:span text:style-name="T59">zvýšila exkluzivita pořadu a asi zdevítinásobila cena vstupenek. </text:span><text:span text:style-name="T60">Náhodou se ale také celý rozhovor s celebritou ocitl v krizi. Nebudu Vás napínat, více informací se dozvíte v mé zpovědi. </text:span><text:span text:style-name="T61">Ale samozřejmě i ostatní rubriky mají co nabídnout, bude to stát za to, tak si držte paruky.</text:span></text:p>
      <text:p text:style-name="P78"/>
      <text:p text:style-name="P67"><text:span text:style-name="T107">V</text:span>áš Lubomír Lečko</text:p>
      <text:p text:style-name="P37">vedoucí distribučního oddělení někdeníku Monte Karlos</text:p>
      <text:p text:style-name="P67"/>
      <text:p text:style-name="P143"><text:span text:style-name="T20">Pokud by jste měli jakékoliv potíže s doručením (noviny Vám nejsou doručovány pravidelně, dostáváte roztrhané nebo zmoklé výtisky, </text:span><text:span text:style-name="T21">či výtisky, </text:span><text:span text:style-name="T28">umazané od burákového másla (on Bob si </text:span><text:span text:style-name="T29">pořád tahá nějaké do práce</text:span><text:span text:style-name="T28">)</text:span><text:span text:style-name="T22">,</text:span><text:span text:style-name="T21"> </text:span><text:span text:style-name="T20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9"><text:span text:style-name="T50">Monte Karlos </text:span><text:span text:style-name="T54">Speciální příloha </text:span><text:span text:style-name="T56">3</text:span></text:p>
      <text:p text:style-name="P50"/>
      <text:p text:style-name="P141"><text:span text:style-name="T45">V</text:span><text:span text:style-name="T46">ážení </text:span><text:span text:style-name="T55">č</text:span><text:span text:style-name="T63">tenáři</text:span><text:span text:style-name="T44">,</text:span></text:p>
      <text:p text:style-name="P63"/>
      <text:p text:style-name="P84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84">Tímto mi dovolte popřát Vám za celou redakci krásné a nevšední prožití vánočních svátků a budu se těšit brzy na viděnou.</text:p>
      <text:p text:style-name="P75"/>
      <text:p text:style-name="P63"><text:span text:style-name="T107">V</text:span>áš Lubomír Lečko</text:p>
      <text:p text:style-name="P33">vedoucí distribučního oddělení někdeníku Monte Karlos</text:p>
      <text:p text:style-name="P99"/>
      <text:p text:style-name="P180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51"/>
      <text:p text:style-name="P51"/>
      <text:p text:style-name="P51"/>
      <text:p text:style-name="P142"><text:span text:style-name="T50">Monte Karlos </text:span><text:span text:style-name="T54">Speciální příloha </text:span><text:span text:style-name="T56">4</text:span></text:p>
      <text:p text:style-name="P51"/>
      <text:p text:style-name="P142"><text:span text:style-name="T45">D</text:span><text:span text:style-name="T64">razí</text:span><text:span text:style-name="T46"> </text:span><text:span text:style-name="T55">č</text:span><text:span text:style-name="T63">tenáři</text:span><text:span text:style-name="T44">,</text:span></text:p>
      <text:p text:style-name="P64"/>
      <text:p text:style-name="P142"><text:span text:style-name="T64">od vydání 7. čísla už uplynuly dlouhé dva měsíce </text:span><text:span text:style-name="T65">(ano, ani mně se to nechce věřit), </text:span><text:span text:style-name="T64">takže se Vám vůbec nedivím, pokud už jste od stavu napjatého očekávání dalšího v</text:span><text:span text:style-name="T65">ýtisku</text:span><text:span text:style-name="T64"> přešli do stavu naprostého zoufalství </text:span><text:span text:style-name="T65">z nedostatku čerstvých novinek </text:span><text:span text:style-name="T64">a p</text:span><text:span text:style-name="T65">osléze</text:span><text:span text:style-name="T64"> až do stavu naprosté netečnosti. Samozřejmě že si tuto prodlevu někdo patřičně odskáče a že ten někdo budu jako vždycky já. Minulý týden jsem skákal po levé noze, tento týden skáču po pravé a příští </text:span><text:span text:style-name="T70">dva týdny </text:span><text:span text:style-name="T64">budu skákat </text:span><text:span text:style-name="T71">nejprve </text:span><text:span text:style-name="T65">snožmo </text:span><text:span text:style-name="T71">a pak beznožmo</text:span><text:span text:style-name="T65">.</text:span><text:span text:style-name="T64"> Pak už bych měl mít konečně odskákáno, a to by také mělo shodou okolností </text:span><text:span text:style-name="T65">konečně </text:span><text:span text:style-name="T64">vyjít další, tedy 8., číslo </text:span><text:span text:style-name="T65">Monte Karlos Někdeníku</text:span><text:span text:style-name="T64">. Za celé zdržení se </text:span><text:span text:style-name="T66">jménem redakce velmi omlouvám, můžete si být jisti, že se za něj </text:span><text:span text:style-name="T64">bude někdo </text:span><text:span text:style-name="T66">patřičně </text:span><text:span text:style-name="T64">zpovídat </text:span><text:span text:style-name="T67">a jak jinak než </text:span><text:span text:style-name="T68">zase </text:span><text:span text:style-name="T67">já</text:span><text:span text:style-name="T64"> </text:span><text:span text:style-name="T65">a to </text:span><text:span text:style-name="T64">ve své zpovědi, </text:span><text:span text:style-name="T65">kde</text:span><text:span text:style-name="T64"> se také dozvíte, co </text:span><text:span text:style-name="T68">vlastně </text:span><text:span text:style-name="T67">vydání dalšího čísla</text:span><text:span text:style-name="T64"> tak zdrželo.</text:span></text:p>
      <text:p text:style-name="P85"/>
      <text:p text:style-name="P144"><text:span text:style-name="T69">Nemám pro Vás ale jen špatné zprávy jako obvykle. </text:span><text:span text:style-name="T67">V </text:span><text:span text:style-name="T69">příloze dnešního e-mailu naleznete</text:span><text:span text:style-name="T68"> </text:span><text:span text:style-name="T65">4.</text:span><text:span text:style-name="T64"> přílohu k již vydanému 7. číslu, </text:span><text:span text:style-name="T68">průvodce znamením Zvěrály</text:span><text:span text:style-name="T83">TM</text:span><text:span text:style-name="T64">. Magistr Celestius, náš nový dvorní astrolog, Vás v ní provede v</text:span><text:span text:style-name="T68">šemi jejími zákonitostmi, zvláštnostmi, zákoutími a zahradami</text:span><text:span text:style-name="T85"> </text:span><text:span text:style-name="T86">a počínaje 8. číslem se můžete těšit na </text:span><text:span text:style-name="T87">Magistrovy pravidelné předpovědi v naší </text:span><text:span text:style-name="T86">nov</text:span><text:span text:style-name="T87">é</text:span><text:span text:style-name="T86"> rubri</text:span><text:span text:style-name="T87">ce</text:span><text:span text:style-name="T86"> - Kaňonskop. </text:span></text:p>
      <text:p text:style-name="P109"/>
      <text:p text:style-name="P110">Ať při čtení nezabloudíte v šípkovém trní Vám přeje</text:p>
      <text:p text:style-name="P76"/>
      <text:p text:style-name="P64"><text:span text:style-name="T107">V</text:span>áš Lubomír Lečko</text:p>
      <text:p text:style-name="P34"><text:span text:style-name="T111">skákající </text:span>vedoucí distribučního oddělení <text:span text:style-name="T112">N</text:span>ěkdeníku Monte Karlos</text:p>
      <text:p text:style-name="P100"/>
      <text:p text:style-name="P175"><text:span text:style-name="T20">Pokud byste měli jakékoliv potíže s doručením (noviny Vám nejsou doručovány pravidelně, dostáváte roztrhané nebo zmoklé výtisky, či </text:span><text:span text:style-name="T30">výtisky, které nabádají k nebezpečným matematickým operacím</text:span><text:span text:style-name="T20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01"/>
      <text:p text:style-name="P162"><text:span text:style-name="T113">Zjisti své </text:span>Z<text:span text:style-name="T113">namení</text:span></text:p>
      <text:p text:style-name="P52"/>
      <text:p text:style-name="P145"><text:span text:style-name="T45">V</text:span><text:span text:style-name="T72">ážení</text:span><text:span text:style-name="T46"> </text:span><text:span text:style-name="T55">č</text:span><text:span text:style-name="T63">tenáři</text:span><text:span text:style-name="T44">,</text:span></text:p>
      <text:p text:style-name="P65"/>
      <text:p text:style-name="P146"><text:span text:style-name="T64">V</text:span><text:span text:style-name="T72">e 4.</text:span><text:span text:style-name="T64"> </text:span><text:span text:style-name="T72">příloze k 7. číslu P</text:span><text:span text:style-name="T73">růvodce</text:span><text:span text:style-name="T72"> znamení</text:span><text:span text:style-name="T73">m</text:span><text:span text:style-name="T72"> Zvěrály</text:span><text:span text:style-name="T84">TM</text:span><text:span text:style-name="T72"> jsme Vám nabídli exkluzivní možnost nechat si zdarma vypočítat, jaké je vaše znamení. Do poznámky se nám sice dostala drobná chyba – nabídka je platná už od 19.1. (nikoliv až od 19.2. jak bylo v poznámce mylně uvedeno), nicméně i tak už se setkala s velkým ohlasem a množství čtenářů nám píše už </text:span><text:span text:style-name="T73">teď</text:span><text:span text:style-name="T72"> (upřímně nevím, co čekali, ale dočkali se odpovědí). </text:span><text:span text:style-name="T73">Pokud jste tedy čekali </text:span><text:span text:style-name="T74">na 19.2.</text:span><text:span text:style-name="T73">, </text:span><text:span text:style-name="T74">tak</text:span><text:span text:style-name="T73"> nemusíte. Pokud jste si mysleli, že se jedná o vtip, tak </text:span><text:span text:style-name="T74">se</text:span><text:span text:style-name="T73"> Vám ani nedivím, </text:span><text:span text:style-name="T74">my si v Někdeníku rádi čas od času zašprýmujeme</text:span><text:span text:style-name="T73">, ale vězte, že tentokrát se o vtip nejedná. A pokud jste třeba ještě nic o této možnosti netušili, tak doporučuji podrob</text:span><text:span text:style-name="T75">n</text:span><text:span text:style-name="T73">ěji prostudovat 14. stránku Průvodce znamením Zvěrály</text:span><text:span text:style-name="T84">TM</text:span><text:span text:style-name="T88">, </text:span><text:span text:style-name="T89">kde naleznete všechny potřebné detaily. Já už si jen dovolím připomenout, že dotazy je třeba zasílat nikoliv na tuto adresu, ze které d</text:span><text:span text:style-name="T90">ostáváte</text:span><text:span text:style-name="T89"> Někdeník ale na adresu zeptej.se.Magistra@gmail.com, pan Celestius se svými poskoky se u</text:span><text:span text:style-name="T90">ž</text:span><text:span text:style-name="T89"> těší na Vaše zprávy!</text:span></text:p>
      <text:p text:style-name="P77"/>
      <text:p text:style-name="P65"><text:span text:style-name="T107">V</text:span>áš Lubomír Lečko</text:p>
      <text:p text:style-name="P35"><text:span text:style-name="T114">skákáním znavený </text:span>vedoucí distribučního oddělení <text:span text:style-name="T112">N</text:span>ěkdeníku Monte Karlos</text:p>
      <text:p text:style-name="P102"/>
      <text:p text:style-name="P176"><text:span text:style-name="T20">Pokud byste měli jakékoliv potíže s doručením (noviny Vám nejsou doručovány pravidelně, dostáváte roztrhané nebo zmoklé výtisky, či </text:span><text:span text:style-name="T30">výtisky, které j</text:span><text:span text:style-name="T31">eště nebyly vydány</text:span><text:span text:style-name="T20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71"><text:span text:style-name="T50">Monte Karlos </text:span><text:span text:style-name="T46">8-</text:span><text:span text:style-name="T50">2020</text:span></text:p>
      <text:p text:style-name="P55"/>
      <text:p text:style-name="P151"><text:span text:style-name="T45">Drazí </text:span><text:span text:style-name="T44">příznivci Někdeníku,</text:span></text:p>
      <text:p text:style-name="P86"/>
      <text:p text:style-name="P151"><text:span text:style-name="T58">ř</text:span><text:span text:style-name="T76">íká se, že starého psa novým kouskům nenaučíš, s čímž já sice mnoho zkušeností nemám, ale zato mám spoustu zkušeností s naší šéfredaktorkou, kterou už opravdu nikdo nic nového nenaučí. Ne snad proto, že by se nic naučit nedokázala, ale proto, že je bytostně přesvědčená, že dokonalejší už ani být nemůže. A tak se také </text:span><text:span text:style-name="T77">zuby nehty (přesněji řečeno tím, co jí z nich zbývá) drží své pečlivě naplánované pětiletky, </text:span><text:span text:style-name="T76">takže</text:span><text:span text:style-name="T77"> vzhledem k tomu že na rok 2020 objednala 12 čísel, podepsala kontrakty s papírnami, tiskárnami, balírnami, laminátorovnami a třemi zahradnictvími s kaktusy, nedá se nic dělat a pro naplnění výše zmíněných kontraktů tak budeme muset nejprve vydat chybějící čísla pro rok 2020 a až následně budou moci vycházet čísla pro rok 2021. Věřím však, že se na tuto zvláštnost snadno adaptujete, ostatně nic více ani méně bych od čtenářů Někeníku neočekával.</text:span></text:p>
      <text:p text:style-name="P152"><text:span text:style-name="T76">A</text:span><text:span text:style-name="T37">le</text:span><text:span text:style-name="T76"> </text:span><text:span text:style-name="T37">teď už Vás zvu na tradiční smršť novinek ze Závodu o post nejvyššího vůdce všeho učitelstva </text:span><text:span text:style-name="T78">a tak všeobecně,</text:span><text:span text:style-name="T37"> připravte si deštníky, bude to cákat!</text:span></text:p>
      <text:p text:style-name="P87"/>
      <text:p text:style-name="P68"><text:span text:style-name="T107">V</text:span>áš Lubomír Lečko</text:p>
      <text:p text:style-name="P38">vedoucí distribučního oddělení <text:span text:style-name="T115">N</text:span>ěkdeníku Monte Karlos</text:p>
      <text:p text:style-name="P68"/>
      <text:p text:style-name="P177"><text:span text:style-name="T20">Pokud </text:span><text:span text:style-name="T33">byste</text:span><text:span text:style-name="T20"> měli jakékoliv potíže s doručením (noviny Vám nejsou doručovány pravidelně, dostáváte roztrhané nebo zmoklé výtisky, </text:span><text:span text:style-name="T21">či výtisky, </text:span><text:span text:style-name="T32">které svítí ve tmě</text:span><text:span text:style-name="T22">,</text:span><text:span text:style-name="T21"> </text:span><text:span text:style-name="T20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72">Monte Karlos 9-2020</text:p>
      <text:p text:style-name="P153"/>
      <text:p text:style-name="P153">Vážení fanoušci Někdeníku,</text:p>
      <text:p text:style-name="P153"/>
      <text:p text:style-name="P153">Jak jistě dobře víte, vydáváme naše čísla v noci z neděle na pondělí, a to s dvoutýdenním rozestupem. Jste si také samozřejmě vědomi našich problémů s potravinářskou inspekcí, které se velmi rychle stávají problémy potravinářské inspekce s námi. S Karlosem není radno si zahrávat.</text:p>
      <text:p text:style-name="P153"/>
      <text:p text:style-name="P153">Tento týden jsme v Někdeníku čelili velkému dilematu. Kvůli jejich vměšování jsme byli nucení vydat naše minulé číslo nikoli v neděli v noci, nýbrž v úterý. Otázka pro nás byla, jestli tentokrát zachovat tradici nedělní, či tradici dvou týdnů mezi čísly. Ašelová byla pro neděli, já pro úterý (méně práce pro mě) a Karlos to jako král Šalamoun vyřešil kompromisem. Příště bychom se měli vrátit na náš tradiční nedělní rozvrh, ale nic neslibuji, víme, jak to dopadá.</text:p>
      <text:p text:style-name="P153"/>
      <text:p text:style-name="P153">A teď už Vás nebudu zdržovat, jistě se těšíte na poutavou cestu našeho cestovatelského dua vlnami Internetu a mé opětovné (a předvídatelné) selhání dovést do studia hosta.</text:p>
      <text:p text:style-name="P153"/>
      <text:p text:style-name="P153">S přáním bryskního čtení,</text:p>
      <text:p text:style-name="P153"/>
      <text:p text:style-name="P153">Váš <text:span text:style-name="T42">Lubomír Lečko</text:span></text:p>
      <text:p text:style-name="P39">vedoucí distribučního oddělení <text:span text:style-name="T115">N</text:span>ěkdeníku Monte Karlos</text:p>
      <text:p text:style-name="P39"/>
      <text:p text:style-name="P194"><text:span text:style-name="T116">Pokud </text:span><text:span text:style-name="T117">byste</text:span><text:span text:style-name="T116"> měli jakékoliv potíže s doručením (noviny Vám nejsou doručovány pravidelně, dostáváte roztrhané nebo zmoklé výtisky, </text:span><text:span text:style-name="T118">či </text:span><text:span text:style-name="T119">byl Váš Někdeník držen rukojmí na letišti v Německu</text:span><text:span text:style-name="T118"> </text:span><text:span text:style-name="T116">atd.) neváhejte nás kontaktovat na této e-mailové adrese, stejně tak se na nás obraťte, pokud byste si přáli z jakéhokoliv důvodu (ač by to bylo tak jako tak nepochopitelné) se z odběru našich prestižních novin odhlásit.</text:span></text:p>
      <text:p text:style-name="P193"><text:span text:style-name="T121">Monte Karlos 10-2020</text:span></text:p>
      <text:p text:style-name="P182"/>
      <text:p text:style-name="P184"><text:span text:style-name="T121">Vážení a milí čtenáři,</text:span></text:p>
      <text:p text:style-name="P182"/>
      <text:p text:style-name="P184"><text:span text:style-name="T121">dnes pro vás mám jedno nabité číslo Někdeníku a jednoho vybitého Lubomíra. Více se dočtete ve Zpovědi a dalších rubrikách, ze kterých doporučuji zejména Šeinera, Závodní ekonomii, Vývoj a Rozhovor s nejčerstvějšími novinkami ze </text:span><text:span text:style-name="T13">závodu, </text:span><text:span text:style-name="T122">dále</text:span><text:span text:style-name="T14"> </text:span><text:span text:style-name="T121">Sudoku na oslavu dne </text:span><text:span text:style-name="T123">π</text:span><text:span text:style-name="T124">, </text:span><text:span text:style-name="T121">které se tentokrát obzvlášť vydařilo, Kaňonskop, Karlos čepici a v neposlední řadě také Na vlnách internetu.</text:span></text:p>
      <text:p text:style-name="P182"/>
      <text:p text:style-name="P182">Váš <text:span text:style-name="T42">Lubomír Lečko</text:span></text:p>
      <text:p text:style-name="P183"><text:span text:style-name="T120">vybitý </text:span>vedoucí distribučního oddělení <text:span text:style-name="T115">N</text:span>ěkdeníku Monte Karlos</text:p>
      <text:p text:style-name="P183"/>
      <text:p text:style-name="P195"><text:span text:style-name="T20">Pokud </text:span><text:span text:style-name="T33">byste</text:span><text:span text:style-name="T20"> měli jakékoliv potíže s doručením (j</text:span><text:span text:style-name="T34">eště nejste našimi pravidelnými odebirateli</text:span><text:span text:style-name="T20">, dostáváte roztrhané nebo zmoklé výtisky, </text:span><text:span text:style-name="T21">či </text:span><text:span text:style-name="T35">byl Váš Někdeník držen rukojmí na letišti v Německu</text:span><text:span text:style-name="T21"> </text:span><text:span text:style-name="T20">atd.) neváhejte nás kontaktovat na této e-mailové adrese, stejně tak se na nás obraťte, pokud by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1-03-16T12:31:02.537000000</dc:date>
    <meta:editing-duration>PT12H36M23S</meta:editing-duration>
    <meta:editing-cycles>59</meta:editing-cycles>
    <meta:generator>LibreOffice/6.3.5.2$Windows_X86_64 LibreOffice_project/dd0751754f11728f69b42ee2af66670068624673</meta:generator>
    <meta:document-statistic meta:table-count="0" meta:image-count="0" meta:object-count="0" meta:page-count="22" meta:paragraph-count="184" meta:word-count="4727" meta:character-count="30580" meta:non-whitespace-character-count="26023"/>
  </office:meta>
</office:document-meta>
</file>